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fall4 - Läs nyheter från sidebar</text:h>
      <text:h text:style-name="Heading_20_2" text:outline-level="2">Beskrivning</text:h>
      <text:p text:style-name="Text_20_body">Logga in i administrationspanelen, skriv ett långt inlägg och kontrollera så att det kommer med i sidebaren på startsidan. Kontrollera hur mycket av inlägget som trimmas bort. Skriv ytterligare ett nytt långt inlägg och kontrollera så att inläggen ser likadana ut på startsidan. Testa även länkarna till inläggen så att dem fungerar.</text:p>
      <text:h text:style-name="Heading_20_2" text:outline-level="2">Datum och kommentarer</text:h>
      <text:p text:style-name="Text_20_body">2014-05-11<text:line-break/>Fungerar bra! Trots superlångt inlägg visas bara de 11 första raderna. Om tid finns bör det ses över om det även går att infoga bild till nyhetstexten i sidebaren.</text:p>
      <text:p text:style-name="Text_20_body">2014-05-18<text:line-break/>Har sett över bildvisning i sidopanelen och det är en komplicerad/omöjlig historia att få på plats. Får vara som det är. Fungerar bra så.</text:p>
      <text:p text:style-name="Text_20_body">2014-05-26<text:line-break/>Fungerar bra! Dock har funktionaliteten tagits bort och visar nu bara bloggrubriken och ingen underliggande text eller datum. Detta pga att bloggsidan nu används för stugvisning.</text:p>
      <text:h text:style-name="Heading_20_2" text:outline-level="2">Status</text:h>
      <text:p text:style-name="Text_20_body">Godkä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05T12:25:59</meta:creation-date>
    <dc:date>2014-05-26T15:24:26</dc:date>
    <meta:editing-duration>PT42M21S</meta:editing-duration>
    <meta:editing-cycles>11</meta:editing-cycles>
    <meta:generator>OpenOffice/4.1.0$Unix OpenOffice.org_project/410m18$Build-9764</meta:generator>
    <meta:document-statistic meta:table-count="0" meta:image-count="0" meta:object-count="0" meta:page-count="1" meta:paragraph-count="9" meta:word-count="146" meta:character-count="926"/>
  </office:meta>
</office:document-meta>
</file>